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04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16.45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1.5pt double-thin #000000" style:border-line-width-bottom="0.018cm 0.018cm 0.018cm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b66c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74pt solid #000000" style:text-align-source="fix" style:repeat-content="false" fo:border-left="1.5pt double-thin #000000" style:border-line-width-left="0.018cm 0.018cm 0.018cm" fo:border-right="0.74pt solid #000000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1.5pt double-thin #000000" style:border-line-width-left="0.018cm 0.018cm 0.018cm" fo:border-right="0.74pt solid #000000" fo:border-top="0.74pt solid #000000"/>
      <style:paragraph-properties fo:text-align="center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1.5pt double-thin #000000" style:border-line-width-bottom="0.018cm 0.018cm 0.018cm" style:text-align-source="fix" style:repeat-content="false" fo:border-left="1.5pt double-thin #000000" style:border-line-width-left="0.018cm 0.018cm 0.018cm" fo:border-right="0.74pt solid #000000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1.5pt double-thin #000000" style:border-line-width-bottom="0.018cm 0.018cm 0.018cm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ffb66c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#ffb66c" style:text-align-source="fix" style:repeat-content="false" fo:border-left="1.5pt double-thin #000000" style:border-line-width-left="0.018cm 0.018cm 0.018cm" fo:border-right="0.74pt solid #000000" fo:border-top="0.74pt solid #000000"/>
      <style:paragraph-properties fo:text-align="center" fo:margin-left="0cm"/>
    </style:style>
    <style:style style:name="ce61" style:family="table-cell" style:parent-style-name="Default">
      <style:table-cell-properties fo:border-bottom="1.5pt double-thin #000000" style:border-line-width-bottom="0.018cm 0.018cm 0.018cm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end" fo:margin-left="0cm"/>
    </style:style>
    <style:style style:name="ce63" style:family="table-cell" style:parent-style-name="Default" style:data-style-name="N104">
      <style:table-cell-properties fo:border-bottom="1.5pt double-thin #000000" style:border-line-width-bottom="0.018cm 0.018cm 0.018cm" style:text-align-source="fix" style:repeat-content="false" fo:border-left="1.5pt double-thin #000000" style:border-line-width-left="0.018cm 0.018cm 0.018cm" fo:border-right="0.74pt solid #000000" fo:border-top="none" style:vertical-align="middle"/>
      <style:paragraph-properties fo:text-align="end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/>
      <style:paragraph-properties fo:text-align="center" fo:margin-left="0cm"/>
    </style:style>
    <style:style style:name="ce72" style:family="table-cell" style:parent-style-name="Default">
      <style:table-cell-properties fo:border-bottom="0.74pt solid #000000" style:text-align-source="fix" style:repeat-content="false" fo:background-color="transparent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0.74pt solid #000000" style:text-align-source="fix" style:repeat-content="false" fo:background-color="transparent" fo:border-left="1.5pt double-thin #000000" style:border-line-width-left="0.018cm 0.018cm 0.018cm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74pt solid #000000" fo:background-color="#ffb66c" style:text-align-source="fix" style:repeat-content="false" fo:border-left="1.5pt double-thin #000000" style:border-line-width-left="0.018cm 0.018cm 0.018cm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74pt solid #000000" fo:background-color="#ffb66c" style:text-align-source="fix" style:repeat-content="false" fo:border-left="1.5pt double-thin #000000" style:border-line-width-left="0.018cm 0.018cm 0.018cm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74pt solid #000000" style:text-align-source="fix" style:repeat-content="false" fo:border-left="1.5pt double-thin #000000" style:border-line-width-left="0.018cm 0.018cm 0.018cm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1.5pt double-thin #000000" style:border-line-width-bottom="0.018cm 0.018cm 0.018cm" style:text-align-source="fix" style:repeat-content="false" fo:background-color="transparent" fo:border-left="1.5pt double-thin #000000" style:border-line-width-left="0.018cm 0.018cm 0.018cm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1.5pt double-thin #000000" style:border-line-width-bottom="0.018cm 0.018cm 0.018cm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1.5pt double-thin #000000" style:border-line-width-bottom="0.018cm 0.018cm 0.018cm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order-bottom="1.5pt double-thin #000000" style:border-line-width-bottom="0.018cm 0.018cm 0.018cm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1.5pt double-thin #000000" style:border-line-width-bottom="0.018cm 0.018cm 0.018cm" style:text-align-source="fix" style:repeat-content="false" fo:border-left="0.74pt solid #000000" fo:border-right="0.74pt solid #000000" fo:border-top="1.5pt double-thin #000000" style:border-line-width-top="0.018cm 0.018cm 0.018cm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double-thin #000000" style:border-line-width-top="0.018cm 0.018cm 0.018cm"/>
      <style:paragraph-properties fo:text-align="center" fo:margin-left="0cm"/>
    </style:style>
    <style:style style:name="ce82" style:family="table-cell" style:parent-style-name="Default">
      <style:table-cell-properties fo:border-bottom="1.5pt double-thin #000000" style:border-line-width-bottom="0.018cm 0.018cm 0.018cm" style:text-align-source="fix" style:repeat-content="false" fo:border-left="0.74pt solid #000000" fo:border-right="0.74pt solid #000000" fo:border-top="1.5pt double-thin #000000" style:border-line-width-top="0.018cm 0.018cm 0.018cm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1.5pt double-thin #000000" style:border-line-width-top="0.018cm 0.018cm 0.018cm"/>
      <style:paragraph-properties fo:text-align="end" fo:margin-left="0cm"/>
    </style:style>
    <style:style style:name="ce84" style:family="table-cell" style:parent-style-name="Default">
      <style:table-cell-properties fo:border-bottom="1.5pt double-thin #000000" style:border-line-width-bottom="0.018cm 0.018cm 0.018cm" style:text-align-source="fix" style:repeat-content="false" fo:border-left="none" fo:border-right="none" fo:border-top="none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1.5pt double-thin #000000" style:border-line-width-bottom="0.018cm 0.018cm 0.018cm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 style:data-style-name="N102"/>
    <style:style style:name="ce87" style:family="table-cell" style:parent-style-name="Default" style:data-style-name="N102"/>
    <style:style style:name="ce38" style:family="table-cell" style:parent-style-name="Default" style:data-style-name="N102"/>
    <style:style style:name="ce39" style:family="table-cell" style:parent-style-name="Default" style:data-style-name="N102">
      <style:table-cell-properties fo:border-bottom="1.5pt double-thin #000000" style:border-line-width-bottom="0.018cm 0.018cm 0.018cm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2">
      <style:table-cell-properties fo:border-bottom="0.74pt solid #000000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102">
      <style:table-cell-properties fo:border="0.74pt solid #000000"/>
    </style:style>
    <style:style style:name="ce42" style:family="table-cell" style:parent-style-name="Default" style:data-style-name="N102">
      <style:table-cell-properties fo:border-bottom="1.5pt double-thin #000000" style:border-line-width-bottom="0.018cm 0.018cm 0.018cm" fo:border-left="0.74pt solid #000000" fo:border-right="0.74pt solid #000000" fo:border-top="0.74pt solid #000000"/>
    </style:style>
    <style:style style:name="ce43" style:family="table-cell" style:parent-style-name="Default" style:data-style-name="N102">
      <style:table-cell-properties fo:border-bottom="1.5pt double-thin #000000" style:border-line-width-bottom="0.018cm 0.018cm 0.018cm" fo:border-left="0.74pt solid #000000" fo:border-right="0.74pt solid #000000" fo:border-top="1.5pt double-thin #000000" style:border-line-width-top="0.018cm 0.018cm 0.018cm"/>
    </style:style>
    <style:style style:name="ce44" style:family="table-cell" style:parent-style-name="Default" style:data-style-name="N102">
      <style:table-cell-properties fo:border-bottom="0.74pt solid #000000" fo:border-left="0.74pt solid #000000" fo:border-right="0.74pt solid #000000" fo:border-top="1.5pt double-thin #000000" style:border-line-width-top="0.018cm 0.018cm 0.018cm"/>
    </style:style>
    <style:style style:name="ce98" style:family="table-cell" style:parent-style-name="Default" style:data-style-name="N102">
      <style:table-cell-properties fo:border-bottom="1.5pt double-thin #000000" style:border-line-width-bottom="0.018cm 0.018cm 0.018cm" fo:border-left="0.74pt solid #000000" fo:border-right="0.74pt solid #000000" fo:border-top="1.5pt double-thin #000000" style:border-line-width-top="0.018cm 0.018cm 0.018cm"/>
    </style:style>
    <style:style style:name="ce99" style:family="table-cell" style:parent-style-name="Default" style:data-style-name="N102">
      <style:table-cell-properties fo:border-bottom="1.5pt double-thin #000000" style:border-line-width-bottom="0.018cm 0.018cm 0.018cm" style:text-align-source="fix" style:repeat-content="false" fo:border-left="none" fo:border-right="none" fo:border-top="none"/>
      <style:paragraph-properties fo:text-align="end" fo:margin-left="0cm"/>
    </style:style>
    <style:style style:name="ce45" style:family="table-cell" style:parent-style-name="Default" style:data-style-name="N10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102">
      <style:table-cell-properties fo:border="0.74pt solid #000000"/>
      <style:text-properties fo:font-weight="normal" style:font-weight-asian="normal" style:font-weight-complex="normal"/>
    </style:style>
    <style:style style:name="ce47" style:family="table-cell" style:parent-style-name="Default" style:data-style-name="N102">
      <style:table-cell-properties fo:border-bottom="1.5pt double-thin #000000" style:border-line-width-bottom="0.018cm 0.018cm 0.018cm" fo:border-left="0.74pt solid #000000" fo:border-right="0.74pt solid #000000" fo:border-top="0.74pt solid #000000"/>
      <style:text-properties fo:font-weight="normal" style:font-weight-asian="normal" style:font-weight-complex="normal"/>
    </style:style>
    <style:style style:name="ce104" style:family="table-cell" style:parent-style-name="Default" style:data-style-name="N102">
      <style:text-properties fo:font-weight="normal" style:font-weight-asian="normal" style:font-weight-complex="normal"/>
    </style:style>
    <style:style style:name="ce105" style:family="table-cell" style:parent-style-name="Default" style:data-style-name="N102">
      <style:table-cell-properties style:vertical-align="middle"/>
    </style:style>
    <style:style style:name="ce49" style:family="table-cell" style:parent-style-name="Default" style:data-style-name="N102">
      <style:table-cell-properties fo:border-bottom="0.74pt solid #000000" style:text-align-source="value-type" style:repeat-content="false" fo:border-left="0.74pt solid #000000" fo:border-right="0.74pt solid #000000" fo:border-top="1.5pt double-thin #000000" style:border-line-width-top="0.018cm 0.018cm 0.018cm" style:vertical-align="middle"/>
      <style:paragraph-properties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02">
      <style:table-cell-properties fo:border="0.74pt solid #000000" style:vertical-align="middle"/>
    </style:style>
    <style:style style:name="ce108" style:family="table-cell" style:parent-style-name="Default" style:data-style-name="N102">
      <style:table-cell-properties fo:border-bottom="1.5pt double-thin #000000" style:border-line-width-bottom="0.018cm 0.018cm 0.018cm" fo:border-left="0.74pt solid #000000" fo:border-right="1.5pt double-thin #000000" style:border-line-width-right="0.018cm 0.018cm 0.018cm" fo:border-top="1.5pt double-thin #000000" style:border-line-width-top="0.018cm 0.018cm 0.018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 style:data-style-name="N102">
      <style:table-cell-properties fo:border-bottom="0.74pt solid #000000" fo:border-left="0.74pt solid #000000" fo:border-right="0.74pt solid #000000" fo:border-top="1.5pt double-thin #000000" style:border-line-width-top="0.018cm 0.018cm 0.018cm" style:vertical-align="middle"/>
    </style:style>
    <style:style style:name="ce110" style:family="table-cell" style:parent-style-name="Default" style:data-style-name="N102">
      <style:table-cell-properties fo:border-bottom="1.5pt double-thin #000000" style:border-line-width-bottom="0.018cm 0.018cm 0.018cm" fo:border-left="0.74pt solid #000000" fo:border-right="0.74pt solid #000000" fo:border-top="0.74pt solid #000000" style:vertical-align="middle"/>
    </style:style>
    <style:style style:name="ce111" style:family="table-cell" style:parent-style-name="Default" style:data-style-name="N102">
      <style:table-cell-properties fo:border-bottom="1.5pt double-thin #000000" style:border-line-width-bottom="0.018cm 0.018cm 0.018cm" fo:border-left="0.74pt solid #000000" fo:border-right="0.74pt solid #000000" fo:border-top="1.5pt double-thin #000000" style:border-line-width-top="0.018cm 0.018cm 0.018cm" style:vertical-align="middle"/>
    </style:style>
    <style:style style:name="ce112" style:family="table-cell" style:parent-style-name="Default" style:data-style-name="N102">
      <style:table-cell-properties fo:border-bottom="none" style:text-align-source="fix" style:repeat-content="false" fo:border-left="none" fo:border-right="0.74pt solid #000000" fo:border-top="1.5pt double-thin #000000" style:border-line-width-top="0.018cm 0.018cm 0.018cm" style:vertical-align="middle"/>
      <style:paragraph-properties fo:text-align="end" fo:margin-left="0cm"/>
    </style:style>
    <style:style style:name="ce113" style:family="table-cell" style:parent-style-name="Default" style:data-style-name="N102">
      <style:table-cell-properties fo:border-bottom="1.5pt double-thin #000000" style:border-line-width-bottom="0.018cm 0.018cm 0.018cm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114" style:family="table-cell" style:parent-style-name="Default" style:data-style-name="N102">
      <style:table-cell-properties style:vertical-align="middle"/>
      <style:text-properties fo:font-weight="normal" style:font-weight-asian="normal" style:font-weight-complex="normal"/>
    </style:style>
    <style:style style:name="ce115" style:family="table-cell" style:parent-style-name="Default" style:data-style-name="N102">
      <style:table-cell-properties fo:border-bottom="1.5pt double-thin #000000" style:border-line-width-bottom="0.018cm 0.018cm 0.018cm" fo:background-color="#afd095" fo:border-left="0.74pt solid #000000" fo:border-right="1.5pt double-thin #000000" style:border-line-width-right="0.018cm 0.018cm 0.018cm" fo:border-top="1.5pt double-thin #000000" style:border-line-width-top="0.018cm 0.018cm 0.018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wrap-option="wrap"/>
    </style:style>
    <style:style style:name="ce101" style:family="table-cell" style:parent-style-name="Default">
      <style:table-cell-properties fo:wrap-option="wrap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1.5pt double-thin #000000" style:border-line-width-right="0.018cm 0.018cm 0.018cm" fo:border-top="1.5pt double-thin #000000" style:border-line-width-top="0.018cm 0.018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double-thin #000000" style:border-line-width-right="0.018cm 0.018cm 0.018cm" fo:border-top="1.5pt double-thin #000000" style:border-line-width-top="0.018cm 0.018cm 0.018cm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double-thin #000000" style:border-line-width-right="0.018cm 0.018cm 0.018cm" fo:border-top="0.74pt solid #000000"/>
      <style:paragraph-properties fo:text-align="start" fo:margin-left="0cm"/>
    </style:style>
    <style:style style:name="ce54" style:family="table-cell" style:parent-style-name="Default">
      <style:table-cell-properties fo:border-bottom="0.74pt solid #000000" fo:wrap-option="wrap" fo:border-left="0.74pt solid #000000" fo:border-right="1.5pt double-thin #000000" style:border-line-width-right="0.018cm 0.018cm 0.018cm" fo:border-top="0.74pt solid #000000"/>
    </style:style>
    <style:style style:name="ce55" style:family="table-cell" style:parent-style-name="Default">
      <style:table-cell-properties fo:border-bottom="1.5pt double-thin #000000" style:border-line-width-bottom="0.018cm 0.018cm 0.018cm" fo:wrap-option="wrap" fo:border-left="0.74pt solid #000000" fo:border-right="1.5pt double-thin #000000" style:border-line-width-right="0.018cm 0.018cm 0.018cm" fo:border-top="0.74pt solid #000000"/>
    </style:style>
    <style:style style:name="ce56" style:family="table-cell" style:parent-style-name="Default">
      <style:table-cell-properties fo:border-bottom="0.74pt solid #000000" fo:wrap-option="wrap" fo:border-left="0.74pt solid #000000" fo:border-right="1.5pt double-thin #000000" style:border-line-width-right="0.018cm 0.018cm 0.018cm" fo:border-top="1.5pt double-thin #000000" style:border-line-width-top="0.018cm 0.018cm 0.018cm"/>
    </style:style>
    <style:style style:name="ce1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1.5pt double-thin #000000" style:border-line-width-right="0.018cm 0.018cm 0.018cm" fo:border-top="1.5pt double-thin #000000" style:border-line-width-top="0.018cm 0.018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wrap-option="wrap" fo:border-left="0.74pt solid #000000" fo:border-right="1.5pt double-thin #000000" style:border-line-width-right="0.018cm 0.018cm 0.018cm" fo:border-top="1.5pt double-thin #000000" style:border-line-width-top="0.018cm 0.018cm 0.018cm"/>
    </style:style>
    <style:style style:name="ce127" style:family="table-cell" style:parent-style-name="Default">
      <style:table-cell-properties fo:border-bottom="1.5pt double-thin #000000" style:border-line-width-bottom="0.018cm 0.018cm 0.018cm" fo:wrap-option="wrap" fo:border-left="0.74pt solid #000000" fo:border-right="1.5pt double-thin #000000" style:border-line-width-right="0.018cm 0.018cm 0.018cm" fo:border-top="none"/>
    </style:style>
    <style:style style:name="ce53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double-thin #000000" style:border-line-width-right="0.018cm 0.018cm 0.018cm" fo:border-top="1.5pt double-thin #000000" style:border-line-width-top="0.018cm 0.018cm 0.018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double-thin #000000" style:border-line-width-right="0.018cm 0.018cm 0.018cm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wrap-option="wrap" fo:border-left="0.74pt solid #000000" fo:border-right="1.5pt double-thin #000000" style:border-line-width-right="0.018cm 0.018cm 0.018cm" fo:border-top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1.5pt double-thin #000000" style:border-line-width-bottom="0.018cm 0.018cm 0.018cm" fo:wrap-option="wrap" fo:border-left="0.74pt solid #000000" fo:border-right="1.5pt double-thin #000000" style:border-line-width-right="0.018cm 0.018cm 0.018cm" fo:border-top="0.74pt solid #000000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38"/>
        <table:table-column table:style-name="co4" table:default-cell-style-name="ce105"/>
        <table:table-column table:style-name="co5" table:default-cell-style-name="ce51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stação Meteorológica IoT: “Bill of Material” (com custos estimados)</text:p>
          </table:table-cell>
          <table:covered-table-cell table:number-columns-repeated="2" table:style-name="Default"/>
          <table:covered-table-cell table:style-name="ce7"/>
          <table:covered-table-cell table:style-name="ce9"/>
          <table:table-cell table:style-name="ce38"/>
          <table:table-cell table:style-name="ce105"/>
          <table:table-cell table:style-name="ce51"/>
        </table:table-row>
        <table:table-row table:style-name="ro2">
          <table:table-cell table:style-name="ce7"/>
          <table:table-cell/>
          <table:table-cell table:style-name="ce89"/>
          <table:table-cell/>
          <table:table-cell table:style-name="ce116"/>
          <table:table-cell table:number-columns-repeated="3"/>
        </table:table-row>
        <table:table-row table:style-name="ro2">
          <table:table-cell table:style-name="ce31" office:value-type="string" calcext:value-type="string" table:number-columns-spanned="5" table:number-rows-spanned="1">
            <text:p>Placa Principal</text:p>
          </table:table-cell>
          <table:covered-table-cell/>
          <table:covered-table-cell table:style-name="ce87"/>
          <table:covered-table-cell/>
          <table:covered-table-cell table:style-name="ce101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4">
          <table:table-cell table:style-name="ce13" office:value-type="string" calcext:value-type="string">
            <text:p>Item</text:p>
          </table:table-cell>
          <table:table-cell table:style-name="ce29" office:value-type="string" calcext:value-type="string">
            <text:p>Quant.</text:p>
          </table:table-cell>
          <table:table-cell table:style-name="ce39" office:value-type="string" calcext:value-type="string">
            <text:p>Preço</text:p>
            <text:p>Unitário</text:p>
          </table:table-cell>
          <table:table-cell table:style-name="ce39" office:value-type="string" calcext:value-type="string">
            <text:p>Preço</text:p>
            <text:p>Total</text:p>
          </table:table-cell>
          <table:table-cell table:style-name="ce52" office:value-type="string" calcext:value-type="string">
            <text:p>Referência</text:p>
          </table:table-cell>
          <table:table-cell table:number-columns-repeated="3"/>
        </table:table-row>
        <table:table-row table:style-name="ro3">
          <table:table-cell table:style-name="ce11" office:value-type="string" calcext:value-type="string">
            <text:p>PCB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currency" office:currency="BRL" office:value="30" calcext:value-type="currency">
            <text:p>R$ 30,00</text:p>
          </table:table-cell>
          <table:table-cell table:style-name="ce49" table:formula="of:=[.B6]*[.C6]" office:value-type="currency" office:currency="BRL" office:value="30" calcext:value-type="currency">
            <text:p>R$ 30,00</text:p>
          </table:table-cell>
          <table:table-cell table:style-name="ce120" office:value-type="string" calcext:value-type="string">
            <text:p>Estimado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Suporte bateria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3.99" calcext:value-type="currency">
            <text:p>R$ 3,99</text:p>
          </table:table-cell>
          <table:table-cell table:style-name="ce107" table:formula="of:=[.B7]*[.C7]" office:value-type="currency" office:currency="BRL" office:value="3.99" calcext:value-type="currency">
            <text:p>R$ 3,99</text:p>
          </table:table-cell>
          <table:table-cell table:style-name="ce121" office:value-type="string" calcext:value-type="string">
            <text:p>https://www.casadarobotica.com/componentes-eletronicos/partes/suporte-para-pilhas/case-suporte-soquete-para-1-bateria-18650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Bateria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14.99" calcext:value-type="currency">
            <text:p>R$ 14,99</text:p>
          </table:table-cell>
          <table:table-cell table:style-name="ce107" table:formula="of:=[.B8]*[.C8]" office:value-type="currency" office:currency="BRL" office:value="14.99" calcext:value-type="currency">
            <text:p>R$ 14,99</text:p>
          </table:table-cell>
          <table:table-cell table:style-name="ce54" office:value-type="string" calcext:value-type="string">
            <text:p>https://www.casadarobotica.com/fontes-conversores/fontes/outros/1x-bateria-3-7v-18650-de-litio-recarregavel-goldhill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Conector Borne</text:p>
            <text:p>KRE 2 Vias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0.6" calcext:value-type="currency">
            <text:p>R$ 0,60</text:p>
          </table:table-cell>
          <table:table-cell table:style-name="ce107" table:formula="of:=[.B9]*[.C9]" office:value-type="currency" office:currency="BRL" office:value="0.6" calcext:value-type="currency">
            <text:p>R$ 0,60</text:p>
          </table:table-cell>
          <table:table-cell table:style-name="ce54" office:value-type="string" calcext:value-type="string">
            <text:p><text:a xlink:href="https://www.piscaled.com.br/conector-borne-kre-2-vias" xlink:type="simple">https://www.piscaled.com.br/conector-borne-kre-2-vias</text:a>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Diodos</text:p>
            <text:p>1N5819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currency" office:currency="BRL" office:value="0.22" calcext:value-type="currency">
            <text:p>R$ 0,22</text:p>
          </table:table-cell>
          <table:table-cell table:style-name="ce107" table:formula="of:=[.B10]*[.C10]" office:value-type="currency" office:currency="BRL" office:value="0.44" calcext:value-type="currency">
            <text:p>R$ 0,44</text:p>
          </table:table-cell>
          <table:table-cell table:style-name="ce54" office:value-type="string" calcext:value-type="string">
            <text:p>https://www.eletrogate.com/diodo-1n5819-10-unidades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Chaves H-H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currency" office:currency="BRL" office:value="1.2" calcext:value-type="currency">
            <text:p>R$ 1,20</text:p>
          </table:table-cell>
          <table:table-cell table:style-name="ce107" table:formula="of:=[.B11]*[.C11]" office:value-type="currency" office:currency="BRL" office:value="3.6" calcext:value-type="currency">
            <text:p>R$ 3,60</text:p>
          </table:table-cell>
          <table:table-cell table:style-name="ce54" office:value-type="string" calcext:value-type="string">
            <text:p>https://www.casadoresistor.com.br/chave-hh-liga-desliga-250v-03-terminais-180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>
            <text:p>Módulo Regulador</text:p>
            <text:p>de Tensão</text:p>
            <text:p>Step Down LM2596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7.9" calcext:value-type="currency">
            <text:p>R$ 7,90</text:p>
          </table:table-cell>
          <table:table-cell table:style-name="ce107" table:formula="of:=[.B12]*[.C12]" office:value-type="currency" office:currency="BRL" office:value="7.9" calcext:value-type="currency">
            <text:p>R$ 7,90</text:p>
          </table:table-cell>
          <table:table-cell table:style-name="ce54" office:value-type="string" calcext:value-type="string">
            <text:p>https://www.eletrogate.com/modulo-regulador-de-tensao-step-down-lm2596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Módulo Carregador</text:p>
            <text:p>Bateria de Lítio</text:p>
            <text:p>TP4056</text:p>
            <text:p>Micro USB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3.7" calcext:value-type="currency">
            <text:p>R$ 3,70</text:p>
          </table:table-cell>
          <table:table-cell table:style-name="ce107" table:formula="of:=[.B13]*[.C13]" office:value-type="currency" office:currency="BRL" office:value="3.7" calcext:value-type="currency">
            <text:p>R$ 3,70</text:p>
          </table:table-cell>
          <table:table-cell table:style-name="ce54" office:value-type="string" calcext:value-type="string">
            <text:p>https://www.makerhero.com/produto/modulo-carregador-de-bateria-de-litio-tp4056/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Capacitores</text:p>
            <text:p>100uF x 16V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currency" office:currency="BRL" office:value="0.28" calcext:value-type="currency">
            <text:p>R$ 0,28</text:p>
          </table:table-cell>
          <table:table-cell table:style-name="ce107" table:formula="of:=[.B14]*[.C14]" office:value-type="currency" office:currency="BRL" office:value="0.84" calcext:value-type="currency">
            <text:p>R$ 0,84</text:p>
          </table:table-cell>
          <table:table-cell table:style-name="ce54" office:value-type="string" calcext:value-type="string">
            <text:p>https://www.casadoresistor.com.br/capacitor-eletrolitico-100uf-x-16v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Capacitor</text:p>
            <text:p>100nF ceramico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0.15" calcext:value-type="currency">
            <text:p>R$ 0,15</text:p>
          </table:table-cell>
          <table:table-cell table:style-name="ce107" table:formula="of:=[.B15]*[.C15]" office:value-type="currency" office:currency="BRL" office:value="0.15" calcext:value-type="currency">
            <text:p>R$ 0,15</text:p>
          </table:table-cell>
          <table:table-cell table:style-name="ce54" office:value-type="string" calcext:value-type="string">
            <text:p>https://www.a2robotics.com.br/capacitor-disco-ceramico-100nf-x-50v-104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Raspberry</text:p>
            <text:p>Pico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37.9" calcext:value-type="currency">
            <text:p>R$ 37,90</text:p>
          </table:table-cell>
          <table:table-cell table:style-name="ce107" table:formula="of:=[.B16]*[.C16]" office:value-type="currency" office:currency="BRL" office:value="37.9" calcext:value-type="currency">
            <text:p>R$ 37,90</text:p>
          </table:table-cell>
          <table:table-cell table:style-name="ce54" office:value-type="string" calcext:value-type="string">
            <text:p>https://www.makerhero.com/produto/raspberry-pi-pico/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Barra de 40 Pinos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currency" office:currency="BRL" office:value="1.8" calcext:value-type="currency">
            <text:p>R$ 1,80</text:p>
          </table:table-cell>
          <table:table-cell table:style-name="ce107" table:formula="of:=[.B17]*[.C17]" office:value-type="currency" office:currency="BRL" office:value="3.6" calcext:value-type="currency">
            <text:p>R$ 3,60</text:p>
          </table:table-cell>
          <table:table-cell table:style-name="ce54" office:value-type="string" calcext:value-type="string">
            <text:p>https://www.makerhero.com/produto/barra-de-pinos-1x40-180-graus/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Conector de 20Pinos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currency" office:currency="BRL" office:value="1.2" calcext:value-type="currency">
            <text:p>R$ 1,20</text:p>
          </table:table-cell>
          <table:table-cell table:style-name="ce107" table:formula="of:=[.B18]*[.C18]" office:value-type="currency" office:currency="BRL" office:value="3.6" calcext:value-type="currency">
            <text:p>R$ 3,60</text:p>
          </table:table-cell>
          <table:table-cell table:style-name="ce54" office:value-type="string" calcext:value-type="string">
            <text:p>https://www.casadarobotica.com/componentes-eletronicos/partes-eletronicas/conectores/barra-de-pinos-pin-head-femea-pci-1x20-passo-2-54mm-180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Resistores</text:p>
            <text:p>1 k x 1/4W 5%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currency" office:currency="BRL" office:value="0.08" calcext:value-type="currency">
            <text:p>R$ 0,08</text:p>
          </table:table-cell>
          <table:table-cell table:style-name="ce107" table:formula="of:=[.B19]*[.C19]" office:value-type="currency" office:currency="BRL" office:value="0.24" calcext:value-type="currency">
            <text:p>R$ 0,24</text:p>
          </table:table-cell>
          <table:table-cell table:style-name="ce54" office:value-type="string" calcext:value-type="string">
            <text:p>https://www.casadoresistor.com.br/resistor-filme-carbono-carvao-cr25-1-4w-5-1k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Resistores</text:p>
            <text:p>100k x 1/4W 1%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currency" office:currency="BRL" office:value="0.15" calcext:value-type="currency">
            <text:p>R$ 0,15</text:p>
          </table:table-cell>
          <table:table-cell table:style-name="ce107" table:formula="of:=[.B20]*[.C20]" office:value-type="currency" office:currency="BRL" office:value="0.3" calcext:value-type="currency">
            <text:p>R$ 0,30</text:p>
          </table:table-cell>
          <table:table-cell table:style-name="ce54" office:value-type="string" calcext:value-type="string">
            <text:p>https://www.casadoresistor.com.br/resistor-filme-metalico-metal-film-mf25-1-4w-1-100k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Led Vermelho 3mm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0.18" calcext:value-type="currency">
            <text:p>R$ 0,18</text:p>
          </table:table-cell>
          <table:table-cell table:style-name="ce107" table:formula="of:=[.B21]*[.C21]" office:value-type="currency" office:currency="BRL" office:value="0.18" calcext:value-type="currency">
            <text:p>R$ 0,18</text:p>
          </table:table-cell>
          <table:table-cell table:style-name="ce54" office:value-type="string" calcext:value-type="string">
            <text:p>https://www.casadoresistor.com.br/led-3mm-200mcd-30-vermelho-encapsulamento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Led Verde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0.18" calcext:value-type="currency">
            <text:p>R$ 0,18</text:p>
          </table:table-cell>
          <table:table-cell table:style-name="ce107" table:formula="of:=[.B22]*[.C22]" office:value-type="currency" office:currency="BRL" office:value="0.18" calcext:value-type="currency">
            <text:p>R$ 0,18</text:p>
          </table:table-cell>
          <table:table-cell table:style-name="ce54" office:value-type="string" calcext:value-type="string">
            <text:p>https://www.casadoresistor.com.br/led-3mm-verde-0301doyg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Led Azul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0.32" calcext:value-type="currency">
            <text:p>R$ 0,32</text:p>
          </table:table-cell>
          <table:table-cell table:style-name="ce107" table:formula="of:=[.B23]*[.C23]" office:value-type="currency" office:currency="BRL" office:value="0.32" calcext:value-type="currency">
            <text:p>R$ 0,32</text:p>
          </table:table-cell>
          <table:table-cell table:style-name="ce54" office:value-type="string" calcext:value-type="string">
            <text:p>https://www.casadoresistor.com.br/led-3mm-250-mcd-difuso-azul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Conectores JSH</text:p>
          </table:table-cell>
          <table:table-cell table:style-name="ce4" office:value-type="float" office:value="4" calcext:value-type="float">
            <text:p>4</text:p>
          </table:table-cell>
          <table:table-cell table:style-name="ce41" office:value-type="currency" office:currency="BRL" office:value="0.4" calcext:value-type="currency">
            <text:p>R$ 0,40</text:p>
          </table:table-cell>
          <table:table-cell table:style-name="ce107" table:formula="of:=[.B24]*[.C24]" office:value-type="currency" office:currency="BRL" office:value="1.6" calcext:value-type="currency">
            <text:p>R$ 1,60</text:p>
          </table:table-cell>
          <table:table-cell table:style-name="ce54" office:value-type="string" calcext:value-type="string">
            <text:p>https://www.smartkits.com.br/conector-jst-xh2-54mm-macho-4-vias</text:p>
          </table:table-cell>
          <table:table-cell table:number-columns-repeated="3"/>
        </table:table-row>
        <table:table-row table:style-name="ro3">
          <table:table-cell table:style-name="ce17" office:value-type="string" calcext:value-type="string">
            <text:p>Chaves tactil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currency" office:currency="BRL" office:value="0.28" calcext:value-type="currency">
            <text:p>R$ 0,28</text:p>
          </table:table-cell>
          <table:table-cell table:style-name="ce107" table:formula="of:=[.B25]*[.C25]" office:value-type="currency" office:currency="BRL" office:value="0.56" calcext:value-type="currency">
            <text:p>R$ 0,56</text:p>
          </table:table-cell>
          <table:table-cell table:style-name="ce55" office:value-type="string" calcext:value-type="string">
            <text:p><text:a xlink:href="https://www.casadoresistor.com.br/chave-tactil-kfc-a06-6x6x5-4t-180" xlink:type="simple">https://www.casadoresistor.com.br/chave-tactil-kfc-a06-6x6x5-4t-180</text:a></text:p>
          </table:table-cell>
          <table:table-cell table:number-columns-repeated="3"/>
        </table:table-row>
        <table:table-row table:style-name="ro2">
          <table:table-cell table:style-name="ce28" office:value-type="string" calcext:value-type="string" table:number-columns-spanned="3" table:number-rows-spanned="1">
            <text:p>Total </text:p>
          </table:table-cell>
          <table:covered-table-cell table:style-name="ce33"/>
          <table:covered-table-cell table:style-name="ce43"/>
          <table:table-cell table:style-name="ce108" table:formula="of:=SUM([.D6:.D25])" office:value-type="currency" office:currency="BRL" office:value="114.69" calcext:value-type="currency">
            <text:p>R$ 114,69</text:p>
          </table:table-cell>
          <table:table-cell table:number-columns-repeated="4"/>
        </table:table-row>
        <table:table-row table:style-name="ro3" table:number-rows-repeated="5">
          <table:table-cell table:number-columns-repeated="8"/>
        </table:table-row>
        <table:table-row table:style-name="ro2">
          <table:table-cell table:style-name="ce31" office:value-type="string" calcext:value-type="string" table:number-columns-spanned="5" table:number-rows-spanned="1">
            <text:p>WCM</text:p>
          </table:table-cell>
          <table:covered-table-cell/>
          <table:covered-table-cell table:style-name="ce87"/>
          <table:covered-table-cell/>
          <table:covered-table-cell table:style-name="ce101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4">
          <table:table-cell table:style-name="ce13" office:value-type="string" calcext:value-type="string">
            <text:p>Item</text:p>
          </table:table-cell>
          <table:table-cell table:style-name="ce29" office:value-type="string" calcext:value-type="string">
            <text:p>Quant.</text:p>
          </table:table-cell>
          <table:table-cell table:style-name="ce39" office:value-type="string" calcext:value-type="string">
            <text:p>Preço</text:p>
            <text:p>Unitário</text:p>
          </table:table-cell>
          <table:table-cell table:style-name="ce39" office:value-type="string" calcext:value-type="string">
            <text:p>Preço</text:p>
            <text:p>Total</text:p>
          </table:table-cell>
          <table:table-cell table:style-name="ce52" office:value-type="string" calcext:value-type="string">
            <text:p>Referência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PCB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currency" office:currency="BRL" office:value="30" calcext:value-type="currency">
            <text:p>R$ 30,00</text:p>
          </table:table-cell>
          <table:table-cell table:style-name="ce109" table:formula="of:=[.B35]*[.C35]" office:value-type="currency" office:currency="BRL" office:value="30" calcext:value-type="currency">
            <text:p>R$ 30,00</text:p>
          </table:table-cell>
          <table:table-cell table:style-name="ce56" office:value-type="string" calcext:value-type="string">
            <text:p>Estimado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XIAO-ESP32-C3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70" calcext:value-type="currency">
            <text:p>R$ 70,00</text:p>
          </table:table-cell>
          <table:table-cell table:style-name="ce107" table:formula="of:=[.B36]*[.C36]" office:value-type="currency" office:currency="BRL" office:value="70" calcext:value-type="currency">
            <text:p>R$ 70,00</text:p>
          </table:table-cell>
          <table:table-cell table:style-name="ce54" office:value-type="string" calcext:value-type="string">
            <text:p>Estimado, referências abaixo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RFM95-W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61.1" calcext:value-type="currency">
            <text:p>R$ 61,10</text:p>
          </table:table-cell>
          <table:table-cell table:style-name="ce107" table:formula="of:=[.B37]*[.C37]" office:value-type="currency" office:currency="BRL" office:value="61.1" calcext:value-type="currency">
            <text:p>R$ 61,10</text:p>
          </table:table-cell>
          <table:table-cell table:style-name="ce54" office:value-type="string" calcext:value-type="string">
            <text:p>https://www.piscaled.com.br/modulo-lora-rfm95w-915mhz</text:p>
          </table:table-cell>
          <table:table-cell table:number-columns-repeated="3"/>
        </table:table-row>
        <table:table-row table:style-name="ro4">
          <table:table-cell table:style-name="ce15" office:value-type="string" calcext:value-type="string">
            <text:p>Capacitores</text:p>
            <text:p>SMD 100uF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currency" office:currency="BRL" office:value="0.59" calcext:value-type="currency">
            <text:p>R$ 0,59</text:p>
          </table:table-cell>
          <table:table-cell table:style-name="ce107" table:formula="of:=[.B38]*[.C38]" office:value-type="currency" office:currency="BRL" office:value="1.18" calcext:value-type="currency">
            <text:p>R$ 1,18</text:p>
          </table:table-cell>
          <table:table-cell table:style-name="ce54" office:value-type="string" calcext:value-type="string">
            <text:p>https://www.casadoresistor.com.br/capacitor-eletrolitico-smd-100uf-16v-diametro-7mm-altura-5mm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Resistor SMD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0.08" calcext:value-type="currency">
            <text:p>R$ 0,08</text:p>
          </table:table-cell>
          <table:table-cell table:style-name="ce107" table:formula="of:=[.B39]*[.C39]" office:value-type="currency" office:currency="BRL" office:value="0.08" calcext:value-type="currency">
            <text:p>R$ 0,08</text:p>
          </table:table-cell>
          <table:table-cell table:style-name="ce54" office:value-type="string" calcext:value-type="string">
            <text:p>https://www.casadoresistor.com.br/resistor-smd-0603-1-4k75</text:p>
          </table:table-cell>
          <table:table-cell table:number-columns-repeated="3"/>
        </table:table-row>
        <table:table-row table:style-name="ro3">
          <table:table-cell table:style-name="ce17" office:value-type="string" calcext:value-type="string">
            <text:p>Barra de 6 pinos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BRL" office:value="1.8" calcext:value-type="currency">
            <text:p>R$ 1,80</text:p>
          </table:table-cell>
          <table:table-cell table:style-name="ce110" table:formula="of:=[.B40]*[.C40]" office:value-type="currency" office:currency="BRL" office:value="1.8" calcext:value-type="currency">
            <text:p>R$ 1,80</text:p>
          </table:table-cell>
          <table:table-cell table:style-name="ce54" office:value-type="string" calcext:value-type="string">
            <text:p>https://www.makerhero.com/produto/barra-de-pinos-1x40-180-graus/</text:p>
          </table:table-cell>
          <table:table-cell table:number-columns-repeated="3"/>
        </table:table-row>
        <table:table-row table:style-name="ro2">
          <table:table-cell table:style-name="ce28" office:value-type="string" calcext:value-type="string" table:number-columns-spanned="3" table:number-rows-spanned="1">
            <text:p>Total </text:p>
          </table:table-cell>
          <table:covered-table-cell table:style-name="ce33"/>
          <table:covered-table-cell table:style-name="ce43"/>
          <table:table-cell table:style-name="ce108" table:formula="of:=SUM([.D35:.D40])" office:value-type="currency" office:currency="BRL" office:value="164.16" calcext:value-type="currency">
            <text:p>R$ 164,16</text:p>
          </table:table-cell>
          <table:table-cell table:number-columns-repeated="4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61" office:value-type="string" calcext:value-type="string" table:number-columns-spanned="4" table:number-rows-spanned="1">
            <text:p>Preço Estimado do XIAO-ESP32-C3</text:p>
          </table:table-cell>
          <table:covered-table-cell table:style-name="ce82"/>
          <table:covered-table-cell table:style-name="ce98"/>
          <table:covered-table-cell table:style-name="ce111"/>
          <table:table-cell table:style-name="ce125" office:value-type="string" calcext:value-type="string">
            <text:p>Referência</text:p>
          </table:table-cell>
          <table:table-cell table:number-columns-repeated="3"/>
        </table:table-row>
        <table:table-row table:style-name="ro3">
          <table:table-cell table:style-name="ce62" office:value-type="string" calcext:value-type="string" table:number-columns-spanned="4" table:number-rows-spanned="1">
            <text:p>US$ 4,90</text:p>
          </table:table-cell>
          <table:covered-table-cell table:number-columns-repeated="2" table:style-name="ce83"/>
          <table:covered-table-cell table:style-name="ce112"/>
          <table:table-cell table:style-name="ce126" office:value-type="string" calcext:value-type="string">
            <text:p><text:a xlink:href="https://www.seeedstudio.com/Seeed-XIAO-ESP32C3-p-5431.html" xlink:type="simple">https://www.seeedstudio.com/Seeed-XIAO-ESP32C3-p-5431.html</text:a></text:p>
          </table:table-cell>
          <table:table-cell table:number-columns-repeated="3"/>
        </table:table-row>
        <table:table-row table:style-name="ro3">
          <table:table-cell table:style-name="ce63" office:value-type="currency" office:currency="BRL" office:value="69.9" calcext:value-type="currency" table:number-columns-spanned="4" table:number-rows-spanned="1">
            <text:p>R$ 69,90</text:p>
          </table:table-cell>
          <table:covered-table-cell table:style-name="ce84"/>
          <table:covered-table-cell table:style-name="ce99"/>
          <table:covered-table-cell table:style-name="ce113"/>
          <table:table-cell table:style-name="ce127" office:value-type="string" calcext:value-type="string">
            <text:p>https://www.robocore.net/seeed-studio/seeed-studio-xiao-esp32c6</text:p>
          </table:table-cell>
          <table:table-cell table:number-columns-repeated="3"/>
        </table:table-row>
        <table:table-row table:style-name="ro3" table:number-rows-repeated="5">
          <table:table-cell table:number-columns-repeated="8"/>
        </table:table-row>
        <table:table-row table:style-name="ro2">
          <table:table-cell table:style-name="ce31" office:value-type="string" calcext:value-type="string" table:number-columns-spanned="5" table:number-rows-spanned="1">
            <text:p>Sensores</text:p>
          </table:table-cell>
          <table:covered-table-cell/>
          <table:covered-table-cell table:style-name="ce87"/>
          <table:covered-table-cell/>
          <table:covered-table-cell table:style-name="ce101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4">
          <table:table-cell table:style-name="ce13" office:value-type="string" calcext:value-type="string">
            <text:p>Item</text:p>
          </table:table-cell>
          <table:table-cell table:style-name="ce29" office:value-type="string" calcext:value-type="string">
            <text:p>Quant.</text:p>
          </table:table-cell>
          <table:table-cell table:style-name="ce39" office:value-type="string" calcext:value-type="string">
            <text:p>Preço</text:p>
            <text:p>Unitário</text:p>
          </table:table-cell>
          <table:table-cell table:style-name="ce39" office:value-type="string" calcext:value-type="string">
            <text:p>Preço</text:p>
            <text:p>Total</text:p>
          </table:table-cell>
          <table:table-cell table:style-name="ce52" office:value-type="string" calcext:value-type="string">
            <text:p>Referência</text:p>
          </table:table-cell>
          <table:table-cell table:number-columns-repeated="3"/>
        </table:table-row>
        <table:table-row table:style-name="ro4">
          <table:table-cell table:style-name="ce22" office:value-type="string" calcext:value-type="string">
            <text:p>bme28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currency" office:currency="BRL" office:value="32.87" calcext:value-type="currency">
            <text:p>R$ 32,87</text:p>
          </table:table-cell>
          <table:table-cell table:style-name="ce109" table:formula="of:=[.B55]*[.C55]" office:value-type="currency" office:currency="BRL" office:value="32.87" calcext:value-type="currency">
            <text:p>R$ 32,87</text:p>
          </table:table-cell>
          <table:table-cell table:style-name="ce56" office:value-type="string" calcext:value-type="string">
            <text:p>https://www.usinainfo.com.br/sensor-de-pressao/sensor-de-pressao-umidade-e-temperatura-bme280-de-alta-precisao-33v-4682.html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bh175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12" calcext:value-type="currency">
            <text:p>R$ 12,00</text:p>
          </table:table-cell>
          <table:table-cell table:style-name="ce107" table:formula="of:=[.B56]*[.C56]" office:value-type="currency" office:currency="BRL" office:value="12" calcext:value-type="currency">
            <text:p>R$ 12,00</text:p>
          </table:table-cell>
          <table:table-cell table:style-name="ce54" office:value-type="string" calcext:value-type="string">
            <text:p>https://www.piscaled.com.br/modulo-sensor-de-luminosidade-bh1750-gy-302-lux</text:p>
          </table:table-cell>
          <table:table-cell table:number-columns-repeated="3"/>
        </table:table-row>
        <table:table-row table:style-name="ro5">
          <table:table-cell table:style-name="ce15" office:value-type="string" calcext:value-type="string">
            <text:p>Módulo GPS</text:p>
            <text:p>GY-NEO6MV2</text:p>
            <text:p>Com Antena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currency" office:currency="BRL" office:value="37.9" calcext:value-type="currency">
            <text:p>R$ 37,90</text:p>
          </table:table-cell>
          <table:table-cell table:style-name="ce107" table:formula="of:=[.B57]*[.C57]" office:value-type="currency" office:currency="BRL" office:value="37.9" calcext:value-type="currency">
            <text:p>R$ 37,90</text:p>
          </table:table-cell>
          <table:table-cell table:style-name="ce54" office:value-type="string" calcext:value-type="string">
            <text:p>https://www.makerhero.com/produto/modulo-gps-gy-neo6mv2-com-antena/</text:p>
          </table:table-cell>
          <table:table-cell table:number-columns-repeated="3"/>
        </table:table-row>
        <table:table-row table:style-name="ro3">
          <table:table-cell table:style-name="ce17" office:value-type="string" calcext:value-type="string">
            <text:p>Conectores JSH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currency" office:currency="BRL" office:value="0.4" calcext:value-type="currency">
            <text:p>R$ 0,40</text:p>
          </table:table-cell>
          <table:table-cell table:style-name="ce110" table:formula="of:=[.B58]*[.C58]" office:value-type="currency" office:currency="BRL" office:value="1.2" calcext:value-type="currency">
            <text:p>R$ 1,20</text:p>
          </table:table-cell>
          <table:table-cell table:style-name="ce55" office:value-type="string" calcext:value-type="string">
            <text:p>https://www.smartkits.com.br/conector-jst-xh2-54mm-macho-4-vias</text:p>
          </table:table-cell>
          <table:table-cell table:number-columns-repeated="3"/>
        </table:table-row>
        <table:table-row table:style-name="ro2">
          <table:table-cell table:style-name="ce28" office:value-type="string" calcext:value-type="string" table:number-columns-spanned="3" table:number-rows-spanned="1">
            <text:p>Total </text:p>
          </table:table-cell>
          <table:covered-table-cell table:style-name="ce33"/>
          <table:covered-table-cell table:style-name="ce43"/>
          <table:table-cell table:style-name="ce108" table:formula="of:=SUM([.D55:.D58])" office:value-type="currency" office:currency="BRL" office:value="83.97" calcext:value-type="currency">
            <text:p>R$ 83,97</text:p>
          </table:table-cell>
          <table:table-cell table:number-columns-repeated="4"/>
        </table:table-row>
        <table:table-row table:style-name="ro3" table:number-rows-repeated="2">
          <table:table-cell table:number-columns-repeated="8"/>
        </table:table-row>
        <table:table-row table:style-name="ro2">
          <table:table-cell table:style-name="ce31" office:value-type="string" calcext:value-type="string" table:number-columns-spanned="5" table:number-rows-spanned="1">
            <text:p>Instalação</text:p>
          </table:table-cell>
          <table:covered-table-cell/>
          <table:covered-table-cell table:style-name="ce87"/>
          <table:covered-table-cell/>
          <table:covered-table-cell table:style-name="ce101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4">
          <table:table-cell table:style-name="ce13" office:value-type="string" calcext:value-type="string">
            <text:p>Item</text:p>
          </table:table-cell>
          <table:table-cell table:style-name="ce29" office:value-type="string" calcext:value-type="string">
            <text:p>Quant.</text:p>
          </table:table-cell>
          <table:table-cell table:style-name="ce39" office:value-type="string" calcext:value-type="string">
            <text:p>Preço</text:p>
            <text:p>Unitário</text:p>
          </table:table-cell>
          <table:table-cell table:style-name="ce39" office:value-type="string" calcext:value-type="string">
            <text:p>Preço</text:p>
            <text:p>Total</text:p>
          </table:table-cell>
          <table:table-cell table:style-name="ce52" office:value-type="string" calcext:value-type="string">
            <text:p>Referência</text:p>
          </table:table-cell>
          <table:table-cell table:number-columns-repeated="3"/>
        </table:table-row>
        <table:table-row table:style-name="ro4">
          <table:table-cell table:style-name="ce72" office:value-type="string" calcext:value-type="string">
            <text:p>Painel Solar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currency" office:currency="BRL" office:value="78.99" calcext:value-type="currency">
            <text:p>R$ 78,99</text:p>
          </table:table-cell>
          <table:table-cell table:style-name="ce109" table:formula="of:=[.B65]*[.C65]" office:value-type="currency" office:currency="BRL" office:value="78.99" calcext:value-type="currency">
            <text:p>R$ 78,99</text:p>
          </table:table-cell>
          <table:table-cell table:style-name="ce53" office:value-type="string" calcext:value-type="string">
            <text:p>https://www.mercadolivre.com.br/painel-placa-solar-fotovoltaica-10w-inmetro/up/MLBU727939907</text:p>
          </table:table-cell>
          <table:table-cell table:number-columns-repeated="3"/>
        </table:table-row>
        <table:table-row table:style-name="ro3">
          <table:table-cell table:style-name="ce73" office:value-type="string" calcext:value-type="string">
            <text:p>Caixa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currency" office:currency="BRL" office:value="78.9" calcext:value-type="currency">
            <text:p>R$ 78,90</text:p>
          </table:table-cell>
          <table:table-cell table:style-name="ce107" table:formula="of:=[.B66]*[.C66]" office:value-type="currency" office:currency="BRL" office:value="78.9" calcext:value-type="currency">
            <text:p>R$ 78,90</text:p>
          </table:table-cell>
          <table:table-cell table:style-name="ce57" office:value-type="string" calcext:value-type="string">
            <text:p>https://www.mercadolivre.com.br/up/MLBU780593118</text:p>
          </table:table-cell>
          <table:table-cell table:number-columns-repeated="3"/>
        </table:table-row>
        <table:table-row table:style-name="ro3">
          <table:table-cell table:style-name="ce67" office:value-type="string" calcext:value-type="string">
            <text:p>Cabos JSH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currency" office:currency="BRL" office:value="3" calcext:value-type="currency">
            <text:p>R$ 3,00</text:p>
          </table:table-cell>
          <table:table-cell table:style-name="ce107" table:formula="of:=[.B67]*[.C67]" office:value-type="currency" office:currency="BRL" office:value="9" calcext:value-type="currency">
            <text:p>R$ 9,00</text:p>
          </table:table-cell>
          <table:table-cell table:style-name="ce57"/>
          <table:table-cell table:number-columns-repeated="3"/>
        </table:table-row>
        <table:table-row table:style-name="ro4">
          <table:table-cell table:style-name="ce73" office:value-type="string" calcext:value-type="string">
            <text:p>Suporte Caixa</text:p>
            <text:p>Painel solar</text:p>
          </table:table-cell>
          <table:table-cell table:style-name="ce35" office:value-type="float" office:value="0.22" calcext:value-type="float">
            <text:p>0,22</text:p>
          </table:table-cell>
          <table:table-cell table:style-name="ce45" office:value-type="currency" office:currency="BRL" office:value="63.5" calcext:value-type="currency">
            <text:p>R$ 63,50</text:p>
          </table:table-cell>
          <table:table-cell table:style-name="ce107" table:formula="of:=[.B68]*[.C68]" office:value-type="currency" office:currency="BRL" office:value="13.97" calcext:value-type="currency">
            <text:p>R$ 13,97</text:p>
          </table:table-cell>
          <table:table-cell table:style-name="ce57" office:value-type="string" calcext:value-type="string">
            <text:p>https://www.filamentos3dbrasil.com.br/produtos/filamento-abs-premium-natural/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Parafusos Suporte</text:p>
          </table:table-cell>
          <table:table-cell table:style-name="ce36" office:value-type="float" office:value="2" calcext:value-type="float">
            <text:p>2</text:p>
          </table:table-cell>
          <table:table-cell table:style-name="ce46" office:value-type="currency" office:currency="BRL" office:value="2" calcext:value-type="currency">
            <text:p>R$ 2,00</text:p>
          </table:table-cell>
          <table:table-cell table:style-name="ce107" table:formula="of:=[.B69]*[.C69]" office:value-type="currency" office:currency="BRL" office:value="4" calcext:value-type="currency">
            <text:p>R$ 4,00</text:p>
          </table:table-cell>
          <table:table-cell table:style-name="ce58" office:value-type="string" calcext:value-type="string">
            <text:p>Estimado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Solda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currency" office:currency="BRL" office:value="15.99" calcext:value-type="currency">
            <text:p>R$ 15,99</text:p>
          </table:table-cell>
          <table:table-cell table:style-name="ce107" table:formula="of:=[.B70]*[.C70]" office:value-type="currency" office:currency="BRL" office:value="15.99" calcext:value-type="currency">
            <text:p>R$ 15,99</text:p>
          </table:table-cell>
          <table:table-cell table:style-name="ce58" office:value-type="string" calcext:value-type="string">
            <text:p>https://www.casadarobotica.com/prototipagem-ferramentas/prototipagem/soldas/solda-tubinho-fio-ra-63x37-sn-x-pb-1-0mm-22g-cobix</text:p>
          </table:table-cell>
          <table:table-cell table:number-columns-repeated="3"/>
        </table:table-row>
        <table:table-row table:style-name="ro3">
          <table:table-cell table:style-name="ce26" office:value-type="string" calcext:value-type="string">
            <text:p>Parafusos PCB</text:p>
          </table:table-cell>
          <table:table-cell table:style-name="ce36" office:value-type="float" office:value="4" calcext:value-type="float">
            <text:p>4</text:p>
          </table:table-cell>
          <table:table-cell table:style-name="ce46" office:value-type="currency" office:currency="BRL" office:value="0.75" calcext:value-type="currency">
            <text:p>R$ 0,75</text:p>
          </table:table-cell>
          <table:table-cell table:style-name="ce107" table:formula="of:=[.B71]*[.C71]" office:value-type="currency" office:currency="BRL" office:value="3" calcext:value-type="currency">
            <text:p>R$ 3,00</text:p>
          </table:table-cell>
          <table:table-cell table:style-name="ce58" office:value-type="string" calcext:value-type="string">
            <text:p>https://www.casadoresistor.com.br/espacador-nylon-femea-macho-m3x12mm-branco</text:p>
          </table:table-cell>
          <table:table-cell table:number-columns-repeated="3"/>
        </table:table-row>
        <table:table-row table:style-name="ro4">
          <table:table-cell table:style-name="ce77" office:value-type="string" calcext:value-type="string">
            <text:p>Antena</text:p>
          </table:table-cell>
          <table:table-cell table:style-name="ce37" office:value-type="float" office:value="1" calcext:value-type="float">
            <text:p>1</text:p>
          </table:table-cell>
          <table:table-cell table:style-name="ce47" office:value-type="currency" office:currency="BRL" office:value="125" calcext:value-type="currency">
            <text:p>R$ 125,00</text:p>
          </table:table-cell>
          <table:table-cell table:style-name="ce110" table:formula="of:=[.B72]*[.C72]" office:value-type="currency" office:currency="BRL" office:value="125" calcext:value-type="currency">
            <text:p>R$ 125,00</text:p>
          </table:table-cell>
          <table:table-cell table:style-name="ce59" office:value-type="string" calcext:value-type="string">
            <text:p>https://www.mercadolivre.com.br/antena-para-rf-lora-868mhz--915mhz-1m-6dbi--cabo-ipex/up/MLBU1972521930</text:p>
          </table:table-cell>
          <table:table-cell table:number-columns-repeated="3"/>
        </table:table-row>
        <table:table-row table:style-name="ro2">
          <table:table-cell table:style-name="ce28" office:value-type="string" calcext:value-type="string" table:number-columns-spanned="3" table:number-rows-spanned="1">
            <text:p>Total </text:p>
          </table:table-cell>
          <table:covered-table-cell table:style-name="ce33"/>
          <table:covered-table-cell table:style-name="ce43"/>
          <table:table-cell table:style-name="ce108" table:formula="of:=SUM([.D65:.D72])" office:value-type="currency" office:currency="BRL" office:value="328.85" calcext:value-type="currency">
            <text:p>R$ 328,85</text:p>
          </table:table-cell>
          <table:table-cell table:style-name="ce132"/>
          <table:table-cell table:number-columns-repeated="3"/>
        </table:table-row>
        <table:table-row table:style-name="ro3" table:number-rows-repeated="6">
          <table:table-cell table:style-name="ce71" table:number-columns-repeated="2"/>
          <table:table-cell table:style-name="ce104"/>
          <table:table-cell table:style-name="ce114"/>
          <table:table-cell table:style-name="ce132"/>
          <table:table-cell table:number-columns-repeated="3"/>
        </table:table-row>
        <table:table-row table:style-name="ro2">
          <table:table-cell table:style-name="ce31" office:value-type="string" calcext:value-type="string" table:number-columns-spanned="5" table:number-rows-spanned="1">
            <text:p>Custo Total</text:p>
          </table:table-cell>
          <table:covered-table-cell table:style-name="ce71"/>
          <table:covered-table-cell table:style-name="ce104"/>
          <table:covered-table-cell table:style-name="ce114"/>
          <table:covered-table-cell table:style-name="ce132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4">
          <table:table-cell table:style-name="ce13" office:value-type="string" calcext:value-type="string">
            <text:p>Item</text:p>
          </table:table-cell>
          <table:table-cell table:style-name="ce29" office:value-type="string" calcext:value-type="string">
            <text:p>Quant.</text:p>
          </table:table-cell>
          <table:table-cell table:style-name="ce39" office:value-type="string" calcext:value-type="string">
            <text:p>Preço</text:p>
            <text:p>Unitário</text:p>
          </table:table-cell>
          <table:table-cell table:style-name="ce39" office:value-type="string" calcext:value-type="string">
            <text:p>Preço</text:p>
            <text:p>Total</text:p>
          </table:table-cell>
          <table:table-cell table:style-name="ce52" office:value-type="string" calcext:value-type="string">
            <text:p>Referência</text:p>
          </table:table-cell>
          <table:table-cell table:number-columns-repeated="3"/>
        </table:table-row>
        <table:table-row table:style-name="ro3">
          <table:table-cell table:style-name="ce22" office:value-type="string" calcext:value-type="string">
            <text:p>Placa Principal</text:p>
          </table:table-cell>
          <table:table-cell table:style-name="ce34" office:value-type="float" office:value="1" calcext:value-type="float">
            <text:p>1</text:p>
          </table:table-cell>
          <table:table-cell table:style-name="ce44" table:formula="of:=[.D26]" office:value-type="currency" office:currency="BRL" office:value="114.69" calcext:value-type="currency">
            <text:p>R$ 114,69</text:p>
          </table:table-cell>
          <table:table-cell table:style-name="ce109" table:formula="of:=[.B83]*[.C83]" office:value-type="currency" office:currency="BRL" office:value="114.69" calcext:value-type="currency">
            <text:p>R$ 114,69</text:p>
          </table:table-cell>
          <table:table-cell table:style-name="ce56"/>
          <table:table-cell table:number-columns-repeated="3"/>
        </table:table-row>
        <table:table-row table:style-name="ro3">
          <table:table-cell table:style-name="ce15" office:value-type="string" calcext:value-type="string">
            <text:p>WCM</text:p>
          </table:table-cell>
          <table:table-cell table:style-name="ce4" office:value-type="float" office:value="1" calcext:value-type="float">
            <text:p>1</text:p>
          </table:table-cell>
          <table:table-cell table:style-name="ce41" table:formula="of:=[.D41]" office:value-type="currency" office:currency="BRL" office:value="164.16" calcext:value-type="currency">
            <text:p>R$ 164,16</text:p>
          </table:table-cell>
          <table:table-cell table:style-name="ce107" table:formula="of:=[.B84]*[.C84]" office:value-type="currency" office:currency="BRL" office:value="164.16" calcext:value-type="currency">
            <text:p>R$ 164,16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5" office:value-type="string" calcext:value-type="string">
            <text:p>Sensores</text:p>
          </table:table-cell>
          <table:table-cell table:style-name="ce4" office:value-type="float" office:value="1" calcext:value-type="float">
            <text:p>1</text:p>
          </table:table-cell>
          <table:table-cell table:style-name="ce41" table:formula="of:=[.D59]" office:value-type="currency" office:currency="BRL" office:value="83.97" calcext:value-type="currency">
            <text:p>R$ 83,97</text:p>
          </table:table-cell>
          <table:table-cell table:style-name="ce107" table:formula="of:=[.B85]*[.C85]" office:value-type="currency" office:currency="BRL" office:value="83.97" calcext:value-type="currency">
            <text:p>R$ 83,97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7" office:value-type="string" calcext:value-type="string">
            <text:p>Itens de Instalação</text:p>
          </table:table-cell>
          <table:table-cell table:style-name="ce32" office:value-type="float" office:value="1" calcext:value-type="float">
            <text:p>1</text:p>
          </table:table-cell>
          <table:table-cell table:style-name="ce42" table:formula="of:=[.D73]" office:value-type="currency" office:currency="BRL" office:value="328.85" calcext:value-type="currency">
            <text:p>R$ 328,85</text:p>
          </table:table-cell>
          <table:table-cell table:style-name="ce110" table:formula="of:=[.B86]*[.C86]" office:value-type="currency" office:currency="BRL" office:value="328.85" calcext:value-type="currency">
            <text:p>R$ 328,85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74" office:value-type="string" calcext:value-type="string" table:number-columns-spanned="3" table:number-rows-spanned="1">
            <text:p>Total </text:p>
          </table:table-cell>
          <table:covered-table-cell table:style-name="ce33"/>
          <table:covered-table-cell table:style-name="ce43"/>
          <table:table-cell table:style-name="ce115" table:formula="of:=SUM([.D83:.D86])" office:value-type="currency" office:currency="BRL" office:value="691.67" calcext:value-type="currency">
            <text:p>R$ 691,67</text:p>
          </table:table-cell>
          <table:table-cell table:number-columns-repeated="4"/>
        </table:table-row>
        <table:table-row table:style-name="ro3" table:number-rows-repeated="1048488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11:36:51.3423108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8:22:53.387547685</meta:creation-date>
    <dc:date>2026-02-14T16:57:15.282847414</dc:date>
    <meta:editing-duration>PT7H50M23S</meta:editing-duration>
    <meta:editing-cycles>34</meta:editing-cycles>
    <meta:generator>LibreOffice/25.2.3.2$Linux_X86_64 LibreOffice_project/520$Build-2</meta:generator>
    <meta:print-date>2026-02-14T16:57:48.146782894</meta:print-date>
    <meta:printed-by>Arquivos PDF</meta:printed-by>
    <meta:document-statistic meta:table-count="1" meta:cell-count="252" meta:object-count="0"/>
  </office:meta>
</office:document-meta>
</file>